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inherit" svg:font-family="inherit"/>
    <style:font-face style:name="sans-serif" svg:font-family="sans-serif"/>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fo:font-size="12pt" style:font-size-asian="12pt" style:font-size-complex="12pt"/>
    </style:style>
    <style:style style:name="P2" style:family="paragraph" style:parent-style-name="Text_20_body">
      <style:paragraph-properties fo:margin-left="0cm" fo:margin-right="0cm" fo:orphans="2" fo:widows="2" fo:text-indent="0cm" style:auto-text-indent="false"/>
    </style:style>
    <style:style style:name="P3" style:family="paragraph" style:parent-style-name="Text_20_body">
      <style:paragraph-properties fo:margin-left="0cm" fo:margin-right="0cm" fo:orphans="2" fo:widows="2" fo:text-indent="0cm" style:auto-text-indent="false"/>
      <style:text-properties fo:font-variant="normal" fo:text-transform="none" fo:color="#000000" style:font-name="Arial" fo:font-size="12pt" fo:letter-spacing="normal" fo:font-style="normal" fo:font-weight="normal" style:font-size-asian="12pt" style:font-size-complex="12pt"/>
    </style:style>
    <style:style style:name="P4" style:family="paragraph" style:parent-style-name="Preformatted_20_Text">
      <style:text-properties fo:font-variant="normal" fo:text-transform="none" fo:color="#202124" style:font-name="Arial" fo:font-size="12pt" fo:letter-spacing="normal" fo:language="de" fo:country="DE" fo:font-style="normal" fo:font-weight="normal" style:font-size-asian="12pt" style:font-size-complex="12pt"/>
    </style:style>
    <style:style style:name="P5" style:family="paragraph" style:parent-style-name="Preformatted_20_Text">
      <style:paragraph-properties fo:margin-top="0cm" fo:margin-bottom="0cm" style:line-height-at-least="0.953cm" fo:text-align="start" style:justify-single-word="false" fo:orphans="2" fo:widows="2" fo:background-color="#f8f9fa" fo:padding="0cm" fo:border="none" style:writing-mode="lr-tb">
        <style:background-image/>
      </style:paragraph-properties>
      <style:text-properties style:font-name="Arial" fo:font-size="12pt" style:font-size-asian="12pt" style:font-size-complex="12pt"/>
    </style:style>
    <style:style style:name="T1" style:family="text">
      <style:text-properties fo:font-variant="normal" fo:text-transform="none" fo:color="#00ccff" style:font-name="sans-serif" fo:font-size="12pt" fo:letter-spacing="normal" fo:font-style="normal" fo:font-weight="normal"/>
    </style:style>
    <style:style style:name="T2" style:family="text">
      <style:text-properties fo:font-variant="normal" fo:text-transform="none" fo:color="#00ccff" fo:font-size="12pt" fo:letter-spacing="normal" fo:font-style="normal" fo:font-weight="normal"/>
    </style:style>
    <style:style style:name="T3" style:family="text">
      <style:text-properties fo:font-variant="normal" fo:text-transform="none" fo:color="#00ccff" style:font-name="Arial" fo:font-size="12pt" fo:letter-spacing="normal" fo:font-style="normal" fo:font-weight="normal"/>
    </style:style>
    <style:style style:name="T4" style:family="text">
      <style:text-properties fo:font-variant="normal" fo:text-transform="none" fo:color="#00ccff" style:font-name="Arial" fo:font-size="12pt" fo:letter-spacing="normal" fo:font-style="normal" fo:font-weight="normal" style:font-size-asian="12pt" style:font-size-complex="12pt"/>
    </style:style>
    <style:style style:name="T5" style:family="text">
      <style:text-properties fo:font-variant="normal" fo:text-transform="none" fo:color="#00ccff" style:font-name="Arial" fo:letter-spacing="normal" fo:font-style="normal" fo:font-weight="normal"/>
    </style:style>
    <style:style style:name="T6" style:family="text">
      <style:text-properties fo:font-variant="normal" fo:text-transform="none" fo:color="#000000" style:font-name="sans-serif" fo:font-size="12pt" fo:letter-spacing="normal" fo:font-style="normal" fo:font-weight="normal"/>
    </style:style>
    <style:style style:name="T7" style:family="text">
      <style:text-properties fo:font-variant="normal" fo:text-transform="none" fo:color="#000000" fo:font-size="12pt" fo:letter-spacing="normal" fo:font-style="normal" fo:font-weight="normal"/>
    </style:style>
    <style:style style:name="T8" style:family="text">
      <style:text-properties fo:font-variant="normal" fo:text-transform="none" fo:color="#000000" style:font-name="Arial" fo:font-size="12pt" fo:letter-spacing="normal" fo:font-style="normal" fo:font-weight="normal"/>
    </style:style>
    <style:style style:name="T9" style:family="text">
      <style:text-properties fo:font-variant="normal" fo:text-transform="none" fo:color="#000000" style:font-name="Arial" fo:font-size="12pt" fo:letter-spacing="normal" fo:font-style="normal" fo:font-weight="normal" style:font-size-asian="12pt" style:font-size-complex="12pt"/>
    </style:style>
    <style:style style:name="T10" style:family="text">
      <style:text-properties fo:font-variant="normal" fo:text-transform="none" fo:color="#000000" style:font-name="Arial" fo:letter-spacing="normal" fo:font-style="normal" fo:font-weight="normal"/>
    </style:style>
    <style:style style:name="T11" style:family="text">
      <style:text-properties fo:font-variant="normal" fo:text-transform="none" fo:color="#202124" fo:letter-spacing="normal" fo:language="de" fo:country="DE"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Strong_20_Emphasis"><text:span text:style-name="T4">Network Basic Input/Output System</text:span></text:span></text:p>
      <text:p text:style-name="P3">NetBIOS is a network service that enables programs and applications on different machines to communicate with each other across a local area network (LAN).</text:p>
      <text:p text:style-name="P3">The NetBIOS protocol supports two modes of communication: session mode and datagram mode.</text:p>
      <text:p text:style-name="P2"><text:span text:style-name="Strong_20_Emphasis"><text:span text:style-name="T9">The session mode</text:span></text:span><text:span text:style-name="T9"> is used to facilitate communication between two computers. It is capable of handling larger messages, as well as error checking and corrections to ensure the transmission is reliable.</text:span></text:p>
      <text:p text:style-name="P2"><text:span text:style-name="Strong_20_Emphasis"><text:span text:style-name="T9">The datagram mode</text:span></text:span><text:span text:style-name="T9">, on the other hand, does not establish a connection. Each message is sent separately, and error checks and corrections are the responsibility of the application or program.</text:span></text:p>
      <text:p text:style-name="P3">For example, to ensure the reliability of data transmission, it is recommended to use session mode. This is useful when sending important documents or sensitive information that needs to be transmitted without errors.</text:p>
      <text:p text:style-name="P3">However, if the data being transmitted is not critical and does not require reliability, datagram mode can be used. This mode is suitable for sending simple commands or status updates between applications, where the occasional lost or corrupted message is acceptable.</text:p>
      <text:p text:style-name="P1"/>
      <text:p text:style-name="P1"/>
      <text:p text:style-name="P1">Server Message Block (SMB)</text:p>
      <text:p text:style-name="P4"><text:bookmark text:name="tw-target-text"/>Das SMB-Protokoll ermöglicht Benutzern die Verbindung mit verschiedenen Computern und Servern, um auf deren Ressourcen zuzugreifen und Dateien zu verteilen, zu öffnen und zu ändern. Es wird auch als Server/Client-Protokoll bezeichnet, da der Server möglicherweise Ressourcen mit dem Client teilt.</text:p>
      <text:p text:style-name="P5"><text:span text:style-name="T11">SMB, auch als Response-Request-Protokoll bekannt, ist eines der beliebtesten und am häufigsten verwendeten Kommunikationsprotokolle. Bei diesem Ansatz initiiert der Client die Verbindung, indem er eine SMB-Anfrage an den Server sendet. Wenn der Server die Anfrage erhält, antwortet er mit einer SMB-Antwort und schafft so den erforderlichen Kommunikationskanal für einen wechselseitigen Dialog.</text:span></text:p>
      <text:p text:style-name="P5"><text:span text:style-name="T11">Stellen Sie sich vor, Sie planen eine Firmenveranstaltung mit einem Team. Diese Veranstaltung ist ein großes Projekt, das viel Hin- und Herkommunikation erfordert. Möglicherweise möchten Sie die Möglichkeit haben, auf Ihrem Computer gespeicherte Dateien mit dem Team zu teilen und zu ändern. Das SMB-Protokoll ermöglicht Ihren Teammitgliedern den Zugriff auf diese freigegebenen Dateien, als wären sie auf ihren eigenen Computern. Auch wenn sie remote am anderen Ende der Welt arbeiten, können sie dennoch auf diese Daten zugreifen und diese nutzen. Das SMB-Protokoll ermöglicht </text:span><text:soft-page-break/><text:span text:style-name="T11">jedem von überall den Zugriff auf Netzwerkressourcen, sofern er Teil des Netzwerks ist und über die entsprechenden Berechtigungen verfügt.</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inherit" svg:font-family="inherit"/>
    <style:font-face style:name="sans-serif" svg:font-family="sans-serif"/>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037cm" fo:margin-bottom="1.997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3M9S</meta:editing-duration>
    <meta:editing-cycles>3</meta:editing-cycles>
    <meta:generator>OpenOffice/4.1.14$Win32 OpenOffice.org_project/4114m1$Build-9811</meta:generator>
    <dc:date>2023-11-11T09:00:07.98</dc:date>
    <meta:document-statistic meta:table-count="0" meta:image-count="0" meta:object-count="0" meta:page-count="2" meta:paragraph-count="11" meta:word-count="373" meta:character-count="2584"/>
    <dc:creator>kaos sevdalisi</dc:creator>
    <meta:user-defined meta:name="Info 1"/>
    <meta:user-defined meta:name="Info 2"/>
    <meta:user-defined meta:name="Info 3"/>
    <meta:user-defined meta:name="Info 4"/>
  </office:meta>
</office:document-meta>
</file>